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HW1_bonus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8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 style:data-style-name="N2" text:time-value="13:06:36.558884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09-24T13:29:08.856351988</dc:date>
    <meta:editing-duration>PT2H35M15S</meta:editing-duration>
    <meta:editing-cycles>9</meta:editing-cycles>
    <meta:generator>LibreOffice/5.1.6.2$Linux_X86_64 LibreOffice_project/10m0$Build-2</meta:generator>
    <meta:document-statistic meta:table-count="1" meta:cell-count="403" meta:object-count="0"/>
  </office:meta>
</office:document-meta>
</file>